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14pt" fo:font-weight="normal" style:font-size-asian="14pt" style:font-weight-asian="normal" style:font-size-complex="14pt" style:font-weight-complex="normal"/>
    </style:style>
    <style:style style:name="P2" style:family="paragraph" style:parent-style-name="Standard">
      <style:text-properties officeooo:rsid="0011d010" officeooo:paragraph-rsid="0011d010"/>
    </style:style>
    <style:style style:name="P3" style:family="paragraph" style:parent-style-name="Standard">
      <style:paragraph-properties fo:text-align="center" style:justify-single-word="false"/>
      <style:text-properties officeooo:rsid="0011d010" officeooo:paragraph-rsid="0011d010"/>
    </style:style>
    <style:style style:name="P4" style:family="paragraph" style:parent-style-name="Standard">
      <style:text-properties officeooo:paragraph-rsid="0011d010"/>
    </style:style>
    <style:style style:name="P5" style:family="paragraph" style:parent-style-name="Standard">
      <style:text-properties officeooo:rsid="00132c71" officeooo:paragraph-rsid="00132c71"/>
    </style:style>
    <style:style style:name="P6" style:family="paragraph" style:parent-style-name="Standard">
      <style:text-properties fo:font-size="14pt" officeooo:rsid="00192a35" officeooo:paragraph-rsid="00192a35" style:font-size-asian="14pt" style:font-size-complex="14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officeooo:rsid="00192a35" officeooo:paragraph-rsid="00192a35" style:font-size-asian="12pt" style:font-size-complex="12pt"/>
    </style:style>
    <style:style style:name="P9" style:family="paragraph" style:parent-style-name="Text_20_body">
      <style:text-properties fo:font-size="12pt" fo:language="en" fo:country="US" style:font-size-asian="12pt" style:font-size-complex="12pt"/>
    </style:style>
    <style:style style:name="P10" style:family="paragraph" style:parent-style-name="Standard" style:list-style-name="L1">
      <style:text-properties fo:font-weight="normal" officeooo:paragraph-rsid="001343d3" style:font-weight-asian="normal" style:font-weight-complex="normal"/>
    </style:style>
    <style:style style:name="P11" style:family="paragraph" style:parent-style-name="Standard">
      <style:text-properties fo:font-weight="normal" officeooo:paragraph-rsid="0011d010" style:font-weight-asian="normal" style:font-weight-complex="normal"/>
    </style:style>
    <style:style style:name="P12" style:family="paragraph" style:parent-style-name="Standard" style:list-style-name="L2">
      <style:text-properties officeooo:rsid="00153ad4" officeooo:paragraph-rsid="00153ad4"/>
    </style:style>
    <style:style style:name="P13" style:family="paragraph" style:parent-style-name="Standard">
      <style:text-properties officeooo:rsid="0011d010" officeooo:paragraph-rsid="0011d010"/>
    </style:style>
    <style:style style:name="P14" style:family="paragraph" style:parent-style-name="Standard">
      <style:text-properties officeooo:rsid="0011d010" officeooo:paragraph-rsid="001c4a27"/>
    </style:style>
    <style:style style:name="P15" style:family="paragraph" style:parent-style-name="Standard">
      <style:text-properties officeooo:paragraph-rsid="001c4a27"/>
    </style:style>
    <style:style style:name="P16" style:family="paragraph" style:parent-style-name="Standard">
      <style:text-properties officeooo:paragraph-rsid="0011d010"/>
    </style:style>
    <style:style style:name="P17" style:family="paragraph" style:parent-style-name="Standard">
      <style:text-properties officeooo:rsid="000f7434" officeooo:paragraph-rsid="001c4a27"/>
    </style:style>
    <style:style style:name="P18" style:family="paragraph" style:parent-style-name="Standard">
      <style:text-properties officeooo:rsid="00132c71" officeooo:paragraph-rsid="00132c71"/>
    </style:style>
    <style:style style:name="T1" style:family="text">
      <style:text-properties officeooo:rsid="0011d010"/>
    </style:style>
    <style:style style:name="T2" style:family="text">
      <style:text-properties style:text-position="super 58%"/>
    </style:style>
    <style:style style:name="T3" style:family="text">
      <style:text-properties style:text-position="super 58%" officeooo:rsid="0011d010"/>
    </style:style>
    <style:style style:name="T4" style:family="text">
      <style:text-properties officeooo:rsid="00132c71"/>
    </style:style>
    <style:style style:name="T5" style:family="text">
      <style:text-properties officeooo:rsid="001343d3"/>
    </style:style>
    <style:style style:name="T6" style:family="text">
      <style:text-properties officeooo:rsid="00153ad4"/>
    </style:style>
    <style:style style:name="T7" style:family="text">
      <style:text-properties officeooo:rsid="000f74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uide touristique indonésie:</text:p>
      <text:p text:style-name="P2"/>
      <text:p text:style-name="P2">// 1<text:span text:style-name="T2">er</text:span>sites : Présentation </text:p>
      <text:p text:style-name="P2">// 2<text:span text:style-name="T2">e</text:span> sites : monument / <text:span text:style-name="T6">lieux atypique </text:span></text:p>
      <text:p text:style-name="P15">la magnifique plage de Lovina est l'une des plus belles de Bali. Détendez-vous sur l'incroyable sable noir et observez tranquillement les dauphins qui font des rondes au large de la côte.</text:p>
      <text:p text:style-name="P15"/>
      <text:p text:style-name="P15">Le volcan Rinjani sur l'île de Lombok. Quoique bien moins fréquentée que Bali dont elle est la voisine, l'île de Lombok fait partie des plus belles perles naturelles de l'Indonésie.</text:p>
      <text:p text:style-name="P15"/>
      <text:p text:style-name="P15">https://generationvoyage.fr/endroits-visiter-indonesie/</text:p>
      <text:p text:style-name="P15">Rendez-vous au cœur de l’île de Java, à quelques dizaines de kilomètres de l’importante ville de Yogyakarta pour admirer un monument bouddhiste d’une rare beauté : Le temple Borobudur</text:p>
      <text:p text:style-name="P15">Classé au patrimoine mondial de l’humanité par l’Unesco</text:p>
      <text:p text:style-name="P15"/>
      <text:p text:style-name="P15">le parc Lorentz, qui n’est autre que le plus grand Parc National d’Asie du Sud-Est (25 056 km2). </text:p>
      <text:p text:style-name="P14"/>
      <text:p text:style-name="P14"/>
      <text:p text:style-name="P4"><text:span text:style-name="T1">// 3</text:span><text:span text:style-name="T3">e</text:span><text:span text:style-name="T1"> sites : cultures culinaire</text:span></text:p>
      <text:p text:style-name="P4"><text:tab/><text:span text:style-name="T5">sites :</text:span><text:a xlink:type="simple" xlink:href="https://www.indonesia.travel/fr/fr/trip-ideas/don-t-leave-indonesia-before-you-get-a-taste-of-" text:style-name="Internet_20_link" text:visited-style-name="Visited_20_Internet_20_Link">https://www.indonesia.travel/fr/fr/trip-ideas/don-t-leave-indonesia-before-you-get-a-taste-of-</text:a><text:a xlink:type="simple" xlink:href="https://www.indonesia.travel/fr/fr/trip-ideas/don-t-leave-indonesia-before-you-get-a-taste-of-these-12-favorite-local-foods" text:style-name="Internet_20_link" text:visited-style-name="Visited_20_Internet_20_Link">these-12-favorite-local-foods</text:a></text:p>
      <text:p text:style-name="P4"><text:a xlink:type="simple" xlink:href="https://fr.wikipedia.org/wiki/Cuisine_indonésienne" text:style-name="Internet_20_link" text:visited-style-name="Visited_20_Internet_20_Link">https://fr.wikipedia.org/wiki/Cuisine_indon%C3%A9sienne</text:a></text:p>
      <text:list xml:id="list2932424958" text:style-name="L1">
        <text:list-item>
          <text:p text:style-name="P10">Nasi Goreng</text:p>
        </text:list-item>
        <text:list-item>
          <text:p text:style-name="P10">Sate</text:p>
        </text:list-item>
        <text:list-item>
          <text:p text:style-name="P10">Rendang</text:p>
        </text:list-item>
        <text:list-item>
          <text:p text:style-name="P10">Mie Ayam</text:p>
        </text:list-item>
        <text:list-item>
          <text:p text:style-name="P10">Batagor</text:p>
        </text:list-item>
        <text:list-item>
          <text:p text:style-name="P10">Ketupat Sayur</text:p>
        </text:list-item>
        <text:list-item>
          <text:p text:style-name="P10">Tongseng</text:p>
        </text:list-item>
      </text:list>
      <text:p text:style-name="P11"/>
      <text:p text:style-name="P4"><text:span text:style-name="T1">// 4</text:span><text:span text:style-name="T3">e</text:span><text:span text:style-name="T1"> sites : </text:span><text:span text:style-name="T5">spot de loisirs / activité</text:span></text:p>
      <text:p text:style-name="P15">-snorkeling</text:p>
      <text:p text:style-name="P15"/>
      <text:p text:style-name="P15">-randonnée<text:span text:style-name="T7">s</text:span></text:p>
      <text:p text:style-name="P15">Sumatra est une île aux multiples facettes grâce à ses lacs, volcans, forêts et rizières. C'est un paradis pour les amateurs de randonnées, d'authenticité et de faune sauvage.</text:p>
      <text:p text:style-name="P15"/>
      <text:p text:style-name="P15">-spas</text:p>
      <text:p text:style-name="P17">zahra spa https://zahraspa.com/</text:p>
      <text:p text:style-name="P17"/>
      <text:p text:style-name="P15">-safaris</text:p>
      <text:p text:style-name="P15"/>
      <text:p text:style-name="P15">-zoo<text:span text:style-name="T7">s</text:span> et aquarium<text:span text:style-name="T7">s</text:span></text:p>
      <text:p text:style-name="P15">https://en.wikipedia.org/wiki/Jakarta_Aquarium</text:p>
      <text:p text:style-name="P15"><text:a xlink:type="simple" xlink:href="https://fr.wikipedia.org/wiki/Zoo_de_Ragunan" text:style-name="Internet_20_link" text:visited-style-name="Visited_20_Internet_20_Link">https://fr.wikipedia.org/wiki/Zoo_de_Ragunan</text:a></text:p>
      <text:p text:style-name="P15"/>
      <text:p text:style-name="P15"/>
      <text:p text:style-name="P4"><text:span text:style-name="T1">5</text:span><text:span text:style-name="T3">e</text:span><text:span text:style-name="T1"> sites : hotels</text:span></text:p>
      <text:list xml:id="list3758438021" text:style-name="L2">
        <text:list-header>
          <text:p text:style-name="P12"><text:a xlink:type="simple" xlink:href="https://www.lonelyplanet.fr/destinations/asie/indonesie/hebergement" text:style-name="Internet_20_link" text:visited-style-name="Visited_20_Internet_20_Link">https://www.lonelyplanet.fr/destinations/asie/indonesie/hebergement</text:a></text:p>
        </text:list-header>
      </text:list>
      <text:p text:style-name="P2">// 6<text:span text:style-name="T2">e</text:span> sites : <text:span text:style-name="T4">évenements culturels</text:span></text:p>
      <text:p text:style-name="P17"><text:a xlink:type="simple" xlink:href="https://www.voyageindonesie.com/infos-pratiques/arts-et-culture/fetes-festivals-indonesie" text:style-name="Internet_20_link" text:visited-style-name="Visited_20_Internet_20_Link">https://www.voyageindonesie.com/infos-pratiques/arts-et-culture/fetes-festivals-indonesie</text:a></text:p>
      <text:p text:style-name="P17"/>
      <text:p text:style-name="P5"><text:soft-page-break/>7<text:span text:style-name="T2">e</text:span> sites : pourquoi l’indonésie ?</text:p>
      <text:p text:style-name="P5"/>
      <text:p text:style-name="P5">// 8<text:span text:style-name="T2">e</text:span> sites : conseil de sécurité / arnaque</text:p>
      <text:p text:style-name="P5"><text:tab/><text:a xlink:type="simple" xlink:href="https://www.diplomatie.gouv.fr/fr/conseils-aux-voyageurs/conseils-par-pays-destination/indonesie/" text:style-name="Internet_20_link" text:visited-style-name="Visited_20_Internet_20_Link">https://www.diplomatie.gouv.fr/fr/conseils-aux-voyageurs/conseils-par-pays-destination/indonesie/</text:a></text:p>
      <text:p text:style-name="P5">// 9<text:span text:style-name="T2">e</text:span> sites : avis </text:p>
      <text:p text:style-name="P5"/>
      <text:p text:style-name="P6">pourquoi l‘indonésie :</text:p>
      <text:p text:style-name="P6"/>
      <text:p text:style-name="P8">Situé en Asie su Sud Est, l’Indonésie est le plus grand archipel du monde comptabilisant 17508 îles. L’Indonésie est le 4eme pays le plus peuplé du monde avec une population de 250 millions de personnes.</text:p>
      <text:p text:style-name="P7">Officiellement la république d’Indonésie, ce pays a pour capitale la ville de Jakarta.</text:p>
      <text:p text:style-name="P7">Ouverte, l’Indonésie permet à des peuples et des ethnies variées de se côtoyer: musulmans (majorité des croyants), chrétiens, bouddhistes.</text:p>
      <text:p text:style-name="P7">Au fil du temps, l’Indonésie a su développé une économie prospère entre la riziculture, le commerce des épices et le transport maritime.</text:p>
      <text:p text:style-name="P7">Des paysages insulaires à la jungle du Sumatra, la nature est omniprésente. Les eaux du Lac Tamblingan ou encore de Beratan, les sources chaudes de Banjar raviront également vos envies d’aventures terrestres autant que leurs jardins environnements combleront vos sens. Amateur de sensations, vous ne serez pas en reste avec la plongée qui vous permettra de découvrir les fonds marins d’Amed et Tulamben entre autres.</text:p>
      <text:p text:style-name="P7">Incontournable, l’île de Bali vous proposera des expériences humaines et gustatives dont vous vous souviendrez longtemps. Pour cela, la visite du Pasar Bandung, le plus grand marché de Bali, est indispensable. De la même manière, les temples tels que Pura Ulun Danu, omniprésents en Indonésie, sont des monuments dont la sérénité vous offriront des instants apaisants dans cette effervescence caractéristique des grandes villes.</text:p>
      <text:p text:style-name="P7">Direction l’île de Java pour partir à la découverte du monastère bouddhiste de l’île mais aussi du volcan Kawa Ijen. Concernant, les monastères bouddhistes, il ne faudra pas manquer celui de Bali Brahmavira Arama qui perché sur le versant d’une colline offre un panorama magnifique.</text:p>
      <text:p text:style-name="P7">Comme vous l’aurez compris l’Indonésie est pleines de ressources et quelques soit vos envies, ce pays répondra à vos attentes : rencontres, histoire, détente et sensation.</text:p>
      <text:p text:style-name="P7"> </text:p>
      <text:h text:style-name="P1" text:outline-level="2">Quelles sont les particularités de l’Indonésie ?</text:h>
      <text:p text:style-name="P9">Découvrir l’Indonésie, c’est accepté de lâcher ses repères occidentaux. L’Indonésie, de par son histoire, ses multiples cultures, ses 700 langues différentes et ses 17000 îles est un territoire où tout est possible. Bali, par rapport à Sulawesi ou Java est toute petite, pourtant elle a séduit des personnalités comme Charlie Chaplin ou David Bowie, juste par sa culture, ses traditions et le rapport humain qu’entretiennent les Balinais entre eux et avec la nature.</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4T13:28:38.054319743</meta:creation-date>
    <dc:date>2023-12-04T15:34:39.236710291</dc:date>
    <meta:editing-duration>PT17M3S</meta:editing-duration>
    <meta:editing-cycles>3</meta:editing-cycles>
    <meta:generator>LibreOffice/6.4.7.2$Linux_X86_64 LibreOffice_project/40$Build-2</meta:generator>
    <meta:document-statistic meta:table-count="0" meta:image-count="0" meta:object-count="0" meta:page-count="2" meta:paragraph-count="49" meta:word-count="612" meta:character-count="4323" meta:non-whitespace-character-count="3760"/>
  </office:meta>
</office:document-meta>
</file>